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Georgia" svg:font-family="Georgia" style:font-family-generic="roman" style:font-pitch="variable" svg:panose-1="2 4 5 2 5 4 5 2 3 3"/>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style>
    <style:style style:name="P2" style:parent-style-name="Textbody" style:family="paragraph">
      <style:text-properties fo:font-style="italic" style:font-style-asian="italic" style:font-style-complex="italic"/>
    </style:style>
    <style:style style:name="P3" style:parent-style-name="Textbody" style:family="paragraph">
      <style:text-properties fo:font-style="italic" style:font-style-asian="italic" style:font-style-complex="italic"/>
    </style:style>
    <style:style style:name="P4" style:parent-style-name="Textbody" style:family="paragraph">
      <style:text-properties fo:font-style="italic" style:font-style-asian="italic" style:font-style-complex="italic"/>
    </style:style>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text-properties fo:font-style="italic" style:font-style-asian="italic" style:font-style-complex="italic"/>
    </style:style>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text-properties fo:font-style="italic" style:font-style-asian="italic" style:font-style-complex="italic"/>
    </style:style>
    <style:style style:name="T17" style:parent-style-name="Policepardéfaut" style:family="text">
      <style:text-properties fo:font-weight="bold" style:font-weight-asian="bold" style:font-weight-complex="bold" fo:font-size="18pt" style:font-size-asian="18pt" style:font-size-complex="18pt"/>
    </style:style>
    <style:style style:name="T18" style:parent-style-name="Policepardéfaut" style:family="text">
      <style:text-properties fo:font-weight="bold" style:font-weight-asian="bold" style:font-weight-complex="bold" fo:font-size="18pt" style:font-size-asian="18pt" style:font-size-complex="18pt"/>
    </style:style>
    <style:style style:name="P19" style:parent-style-name="Textbody" style:family="paragraph">
      <style:text-properties fo:font-style="italic" style:font-style-asian="italic" style:font-style-complex="italic"/>
    </style:style>
    <style:style style:name="T20" style:parent-style-name="Policepardéfaut" style:family="text">
      <style:text-properties fo:font-style="italic" style:font-style-asian="italic" style:font-style-complex="italic"/>
    </style:style>
    <style:style style:name="P21" style:parent-style-name="Textbody" style:family="paragraph">
      <style:text-properties fo:font-style="italic" style:font-style-asian="italic" style:font-style-complex="italic"/>
    </style:style>
    <style:style style:name="P22" style:parent-style-name="Textbody" style:family="paragraph">
      <style:text-properties fo:font-style="italic" style:font-style-asian="italic" style:font-style-complex="italic"/>
    </style:style>
  </office:automatic-styles>
  <office:body>
    <office:text text:use-soft-page-breaks="true">
      <text:p text:style-name="P1">Entretiens avec le client</text:p>
      <text:p text:style-name="Sous-titre">Compte-rendu des discussions</text:p>
      <text:p text:style-name="Textbody"/>
      <text:h text:style-name="Titre1" text:outline-level="1">Premier entretien (2 nov. 24)</text:h>
      <text:p text:style-name="Textbody"/>
      <text:p text:style-name="P2">Quel est le projet de votre entreprise ?</text:p>
      <text:p text:style-name="Textbody">Il s’agit d’une entreprise qui commercialise des emballages écologiques à destination des<text:s/>entreprises et professionnels uniquement (pas de particuliers).</text:p>
      <text:p text:style-name="Textbody"/>
      <text:p text:style-name="P3">Qu’attendez-vous de votre site ? Que vous permettrait-il d’accomplir ?</text:p>
      <text:p text:style-name="Textbody">Il s’agirait d’un site vitrine qui permettrait de présenter l’entreprise et servirait également de catalogue listant les produits.</text:p>
      <text:p text:style-name="Textbody">Il permettrait également de faciliter le contact entre nous et un acheteur potentiel à l’aide d’un formulaire où le client fournirait différentes informations, nous permettant ainsi de le recontacter par la suite dans l’optique de finaliser l’achat.</text:p>
      <text:p text:style-name="Textbody"/>
      <text:p text:style-name="P4">Quelles informations le client aurait-il à fournir dans ce formulaire ?</text:p>
      <text:list text:style-name="LFO1" text:continue-numbering="true">
        <text:list-item>
          <text:p text:style-name="P5">Adresse mail</text:p>
        </text:list-item>
        <text:list-item>
          <text:p text:style-name="P6">Numéro de téléphone</text:p>
        </text:list-item>
        <text:list-item>
          <text:p text:style-name="P7">Nom de l’entreprise</text:p>
        </text:list-item>
        <text:list-item>
          <text:p text:style-name="P8">Adresse de l’entreprise</text:p>
        </text:list-item>
        <text:list-item>
          <text:p text:style-name="P9">Domaine (site internet) de l’entreprise</text:p>
        </text:list-item>
        <text:list-item>
          <text:p text:style-name="P10">Informations sur le dirigeant de l’entreprise</text:p>
        </text:list-item>
        <text:list-item>
          <text:p text:style-name="P11">L’optique dans laquelle ils nous contactent (demande d’information, achat)</text:p>
        </text:list-item>
      </text:list>
      <text:p text:style-name="Textbody"/>
      <text:p text:style-name="P12">Comment visualisez-vous le site ?</text:p>
      <text:p text:style-name="Textbody">Il y aurait trois pages : une page d’accueil, une page de contact et commande et une page contenant l’organigramme de l’entreprise, réparties comme suit :</text:p>
      <text:list text:style-name="LFO2" text:continue-numbering="true">
        <text:list-item>
          <text:p text:style-name="P13">Page d’accueil : présentation des valeurs de l’entreprise et des produits</text:p>
        </text:list-item>
        <text:list-item>
          <text:p text:style-name="P14">Page de contact : formulaire de contact et de commande</text:p>
        </text:list-item>
        <text:list-item>
          <text:p text:style-name="P15">Organigramme : présentation de l’entreprise et des employés de manière plus extensive et organigramme</text:p>
        </text:list-item>
      </text:list>
      <text:p text:style-name="Textbody"/>
      <text:p text:style-name="P16">Y a-t-il des obligations particulières ?</text:p>
      <text:p text:style-name="Textbody">La présence du logo sur toutes les pages et des valeurs de l’entreprise sur la page d’accueil est cruciale. De la même manière, le design doit toujours suivre la charte graphique. Les bons de commandes doivent être achetables sur le site, tout comme la récupération d’information.</text:p>
      <text:p text:style-name="Textbody">Idéalement, le rendu du site se ferait le 20 décembre au plus tard.</text:p>
      <text:p text:style-name="Textbody"/>
      <text:p text:style-name="Textbody"><text:span text:style-name="T17">Deuxième entretien</text:span><text:span text:style-name="T18"><text:s/>(7 déc. 24)</text:span></text:p>
      <text:p text:style-name="Textbody"/>
      <text:p text:style-name="P19">On pense qu’une page de produit pourrait être une bonne chose pour présenter vos produits plus en détails, peut-on en ajouter une ?</text:p>
      <text:p text:style-name="Textbody">Bien sur allez-y, on vous fait confiance là-dessus, si vous pensez que c’est mieux comme ça faites-le.</text:p>
      <text:p text:style-name="Textbody"/>
      <text:p text:style-name="Textbody"/>
      <text:p text:style-name="Textbody"><text:span text:style-name="T20">On aimerait changer un peu les tons des couleurs car on juge quels sont parfois trop claires et agressives.</text:span></text:p>
      <text:p text:style-name="Textbody">Vous pouvez changer un peu les couleurs mais essayer de garder l’idée des couleurs en liens avec nos valeurs (écologie)</text:p>
      <text:p text:style-name="Textbody"/>
      <text:p text:style-name="Textbody"/>
      <text:p text:style-name="P21">Au niveau des textes on manque un peu de contexte et de choses concrètes à mettre, notamment sur les valeurs de votre entreprise.</text:p>
      <text:p text:style-name="Textbody">Pas de soucis avec mon équipe nous avons justement un nouveau fichier que nous allons vous renvoyer qui pourrai vous être utile. Pour le reste vous avez normalement<text:s/>ce qu’il faut.</text:p>
      <text:p text:style-name="Textbody"/>
      <text:p text:style-name="Textbody"/>
      <text:p text:style-name="P22">Est-ce que vous pourriez également nous envoyer les photos de l’organigramme de votre entreprise ?</text:p>
      <text:p text:style-name="Textbody">Nous venons justement de les changer, nous allons pouvoir vous renvoyer ça avec le dossier final de l’entrepris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Georgia" svg:font-family="Georgia" style:font-family-generic="roman" style:font-pitch="variable" svg:panose-1="2 4 5 2 5 4 5 2 3 3"/>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Georgia" style:font-name-asian="PingFang SC" fo:font-size="14pt" style:font-size-asian="14pt" style:font-size-complex="14pt" fo:hyphenate="false"/>
    </style:style>
    <style:style style:name="Textbody" style:display-name="Text body" style:family="paragraph" style:parent-style-name="Standard">
      <style:paragraph-properties fo:text-align="justify" fo:margin-bottom="0.0972in" fo:line-height="115%"/>
      <style:text-properties style:font-name="Georgia" style:font-name-asian="Georgia" style:font-name-complex="Georgia" fo:hyphenate="false"/>
    </style:style>
    <style:style style:name="Liste" style:display-name="Liste" style:family="paragraph" style:parent-style-name="Textbody">
      <style:text-properties style:font-name-complex="Arial Unicode M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oé Leteurtre</dc:creator>
    <meta:creation-date>2024-11-18T09:21:00Z</meta:creation-date>
    <dc:date>2024-12-14T22:21:00Z</dc:date>
    <meta:template xlink:href="Normal.dotm" xlink:type="simple"/>
    <meta:editing-cycles>12</meta:editing-cycles>
    <meta:editing-duration>PT12480S</meta:editing-duration>
    <meta:document-statistic meta:page-count="1" meta:paragraph-count="5" meta:word-count="443" meta:character-count="2879" meta:row-count="20" meta:non-whitespace-character-count="2441"/>
  </office:meta>
</office:document-meta>
</file>